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1e3e6e" officeooo:paragraph-rsid="001e3e6e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c81eb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e3e6e" officeooo:paragraph-rsid="001e3e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1e3e6e" officeooo:paragraph-rsid="0029ad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efb5f" officeooo:paragraph-rsid="001efb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efb5f" officeooo:paragraph-rsid="0029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0pt" officeooo:paragraph-rsid="0024ea7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officeooo:paragraph-rsid="00266b9b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c81eb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e3e6e" officeooo:paragraph-rsid="001e3e6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4f81bd" style:text-outline="false" style:text-line-through-style="none" style:text-line-through-type="none" style:font-name="Liberation Sans" fo:font-size="11pt" fo:font-style="normal" fo:text-shadow="none" style:text-underline-style="none" fo:font-weight="bold" officeooo:rsid="001e3e6e" officeooo:paragraph-rsid="0029ad61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size="11pt" style:font-size-asian="11pt" style:font-size-complex="11pt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efb5f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4ea71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ff763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66b9b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officeooo:rsid="001ff7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d.name}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29T18:20:33.419802344</dc:date>
    <meta:editing-duration>PT39M</meta:editing-duration>
    <meta:editing-cycles>15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